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食堂のおばちゃん
「それじゃ、手順を説明しますので聞いて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（う～・・・緊張してきた・・・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基本的には、桐生さんにはお客さんの注文を
　取っていただく仕事を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メニュー数はそれほど多くないので、すぐに
　覚えられると思います。　そこは心配しないで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（ケーキ屋とは違って、ここは暑いなぁ・・・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ラッシュが始まると2時間は動きっぱなしに
　なりますので、事前に必ずトイレを済ませて
　おいてください。」</text:p>
          </table:table-cell>
          <table:table-cell table:number-columns-repeated="1023"/>
        </table:table-row>
        <table:table-row>
          <table:table-cell table:style-name="ce0" office:value-type="string">
            <text:p>（そういえば、新商品のボトルケーキの
　デザインを私が担当したこともあったっけ
　・・・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それと、厨房はとっても暑くなりますので、棚に
　あるお水をコップ一杯飲んでください。　水分を
　摂っておかないと熱中症になります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ええと・・・き、聞いてます？」</text:p>
          </table:table-cell>
          <table:table-cell table:number-columns-repeated="1023"/>
        </table:table-row>
        <table:table-row>
          <table:table-cell table:style-name="ce0" office:value-type="string">
            <text:p>あ、は、はい！　すみません！</text:p>
          </table:table-cell>
          <table:table-cell table:number-columns-repeated="1023"/>
        </table:table-row>
        <table:table-row>
          <table:table-cell table:style-name="ce0" office:value-type="string">
            <text:p>た、棚のお水を飲んでおくんですよね！
大丈夫です！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それじゃ、私は厨房に入りますので、何か
　分からないことがあったら呼んでくださいね。」</text:p>
          </table:table-cell>
          <table:table-cell table:number-columns-repeated="1023"/>
        </table:table-row>
        <table:table-row>
          <table:table-cell table:style-name="ce0" office:value-type="string">
            <text:p>分かりました、よろしくお願いします！</text:p>
          </table:table-cell>
          <table:table-cell table:number-columns-repeated="1023"/>
        </table:table-row>
        <table:table-row>
          <table:table-cell table:style-name="ce0" office:value-type="string">
            <text:p>えっと・・・始まる前に棚のお水・・・</text:p>
          </table:table-cell>
          <table:table-cell table:number-columns-repeated="1023"/>
        </table:table-row>
        <table:table-row>
          <table:table-cell table:style-name="ce0" office:value-type="string">
            <text:p>確か、ボトルを一本・・・だったかな・・・</text:p>
          </table:table-cell>
          <table:table-cell table:number-columns-repeated="1023"/>
        </table:table-row>
        <table:table-row>
          <table:table-cell table:style-name="ce0" office:value-type="string">
            <text:p>うわ・・・けっこう量があるけど、決まりだもんね
・・・がんばって飲まなきゃ・・・</text:p>
          </table:table-cell>
          <table:table-cell table:number-columns-repeated="1023"/>
        </table:table-row>
        <table:table-row>
          <table:table-cell table:style-name="ce0" office:value-type="string">
            <text:p>・・・ぷはぁっ！</text:p>
          </table:table-cell>
          <table:table-cell table:number-columns-repeated="1023"/>
        </table:table-row>
        <table:table-row>
          <table:table-cell table:style-name="ce0" office:value-type="string">
            <text:p>こ、これでよし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